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Segoe UI" svg:font-family="'Segoe UI'" style:font-family-generic="swiss"/>
    <style:font-face style:name="Courier New1" svg:font-family="'Courier New'" style:font-family-generic="modern" style:font-pitch="fixed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267cm" fo:margin-left="-0.199cm" table:align="left" style:writing-mode="lr-tb"/>
    </style:style>
    <style:style style:name="Tabelle1.A" style:family="table-column">
      <style:table-column-properties style:column-width="8.124cm"/>
    </style:style>
    <style:style style:name="Tabelle1.B" style:family="table-column">
      <style:table-column-properties style:column-width="8.142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" style:family="table">
      <style:table-properties style:width="16.267cm" fo:margin-left="-0.199cm" table:align="left" style:writing-mode="lr-tb"/>
    </style:style>
    <style:style style:name="Tabelle2.A" style:family="table-column">
      <style:table-column-properties style:column-width="8.124cm"/>
    </style:style>
    <style:style style:name="Tabelle2.B" style:family="table-column">
      <style:table-column-properties style:column-width="8.142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" style:family="table">
      <style:table-properties style:width="16.267cm" fo:margin-left="-0.199cm" table:align="left" style:writing-mode="lr-tb"/>
    </style:style>
    <style:style style:name="Tabelle3.A" style:family="table-column">
      <style:table-column-properties style:column-width="8.124cm"/>
    </style:style>
    <style:style style:name="Tabelle3.B" style:family="table-column">
      <style:table-column-properties style:column-width="8.142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.388cm" style:snap-to-layout-grid="false"/>
    </style:style>
    <style:style style:name="P2" style:family="paragraph" style:parent-style-name="Standard">
      <style:paragraph-properties fo:margin-top="0cm" fo:margin-bottom="0.388cm" fo:keep-together="always" fo:keep-with-next="always" style:snap-to-layout-grid="false"/>
    </style:style>
    <style:style style:name="P3" style:family="paragraph" style:parent-style-name="Standard">
      <style:paragraph-properties fo:margin-top="0cm" fo:margin-bottom="0.388cm" fo:keep-together="always" fo:keep-with-next="always" style:snap-to-layout-grid="false"/>
      <style:text-properties fo:language="en" fo:country="US"/>
    </style:style>
    <style:style style:name="P4" style:family="paragraph" style:parent-style-name="Standard">
      <style:paragraph-properties fo:keep-together="always" fo:keep-with-next="always"/>
    </style:style>
    <style:style style:name="P5" style:family="paragraph" style:parent-style-name="Standard" style:list-style-name="WW8Num22"/>
    <style:style style:name="P6" style:family="paragraph" style:parent-style-name="Standard" style:list-style-name="WW8Num22">
      <style:text-properties fo:language="en" fo:country="US"/>
    </style:style>
    <style:style style:name="P7" style:family="paragraph" style:parent-style-name="Heading_20_1" style:master-page-name="Standard">
      <style:paragraph-properties style:page-number="auto"/>
    </style:style>
    <style:style style:name="P8" style:family="paragraph" style:parent-style-name="Heading_20_3">
      <style:paragraph-properties fo:keep-together="always"/>
    </style:style>
    <style:style style:name="P9" style:family="paragraph">
      <style:paragraph-properties style:writing-mode="lr-tb"/>
    </style:style>
    <style:style style:name="T1" style:family="text">
      <style:text-properties style:font-name-asian="Arial"/>
    </style:style>
    <style:style style:name="T2" style:family="text">
      <style:text-properties style:font-name-asian="Tahoma"/>
    </style:style>
    <style:style style:name="T3" style:family="text">
      <style:text-properties text:display="true"/>
    </style:style>
    <style:style style:name="T4" style:family="text">
      <style:text-properties style:use-window-font-color="true" style:font-name="Tahoma" fo:font-size="10pt" fo:language="de" fo:country="DE" style:font-name-asian="Times New Roman" style:font-size-asian="10pt" style:font-name-complex="Tahoma" style:font-size-complex="10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 text:is-list-header="true">Systemidee<text:span text:style-name="T1"> </text:span>Mashup-Plattform</text:h>
      <text:h text:style-name="Heading_20_2" text:outline-level="2">Allgemein</text:h>
      <text:p text:style-name="Standard">Die<text:span text:style-name="T2"> </text:span>Mashup-Plattform<text:span text:style-name="T2"> </text:span>ist<text:span text:style-name="T2"> </text:span>eine<text:span text:style-name="T2"> </text:span>Webseite,<text:span text:style-name="T2"> </text:span>auf<text:span text:style-name="T2"> </text:span>welcher<text:span text:style-name="T2"> </text:span>Daten<text:span text:style-name="T2"> </text:span>von<text:span text:style-name="T2"> </text:span>zwei<text:span text:style-name="T2"> </text:span>oder<text:span text:style-name="T2"> </text:span>mehreren<text:span text:style-name="T2"> </text:span>verschiedenen<text:span text:style-name="T2"> </text:span>Quellen<text:span text:style-name="T2"> </text:span>im<text:span text:style-name="T2"> </text:span>Internet<text:span text:style-name="T2"> </text:span>verknüpft<text:span text:style-name="T2"> </text:span>und<text:span text:style-name="T2"> </text:span>angezeigt<text:span text:style-name="T2"> </text:span>werden<text:span text:style-name="T2"> </text:span>(=<text:span text:style-name="T2"> </text:span>Mashup).<text:span text:style-name="T2"> </text:span></text:p>
      <text:p text:style-name="Standard"/>
      <text:p text:style-name="Standard">Benutzer<text:span text:style-name="T2"> </text:span>können<text:span text:style-name="T2"> </text:span>bestehende<text:span text:style-name="T2"> </text:span>Mashups<text:span text:style-name="T2"> </text:span>auswählen<text:span text:style-name="T2"> </text:span>und<text:span text:style-name="T2"> </text:span>deren<text:span text:style-name="T2"> </text:span>Resultate<text:span text:style-name="T2"> </text:span>anzeigen<text:span text:style-name="T2"> </text:span>lassen.<text:span text:style-name="T2"> </text:span>Eine<text:span text:style-name="T2"> </text:span>Anmeldung<text:span text:style-name="T2"> </text:span>an<text:span text:style-name="T2"> </text:span>der<text:span text:style-name="T2"> </text:span>Webseite<text:span text:style-name="T2"> </text:span>ist<text:span text:style-name="T2"> </text:span>nicht<text:span text:style-name="T2"> </text:span>nötig.</text:p>
      <text:p text:style-name="Standard"/>
      <text:p text:style-name="Standard">Benutzer,<text:span text:style-name="T2"> </text:span>welche<text:span text:style-name="T2"> </text:span>über<text:span text:style-name="T2"> </text:span>Java-Programmierkenntnisse<text:span text:style-name="T2"> </text:span>verfügen,<text:span text:style-name="T2"> </text:span>können<text:span text:style-name="T2"> </text:span>neue<text:span text:style-name="T2"> </text:span>Mashups<text:span text:style-name="T2"> </text:span>erstellen<text:span text:style-name="T2"> <text:s/></text:span>und<text:span text:style-name="T2"> </text:span>bestehende<text:span text:style-name="T2"> </text:span>manipulieren<text:span text:style-name="T2"> </text:span>(mit<text:span text:style-name="T2"> </text:span>anderen<text:span text:style-name="T2"> </text:span>Mashups<text:span text:style-name="T2"> </text:span>neu<text:span text:style-name="T2"> </text:span>kombinieren,<text:span text:style-name="T2"> </text:span>um<text:span text:style-name="T2"> </text:span>weitere<text:span text:style-name="T2"> </text:span>Quellen<text:span text:style-name="T2"> </text:span>erweitern<text:span text:style-name="T2"> </text:span>oder<text:span text:style-name="T2"> </text:span>löschen,<text:span text:style-name="T2"> </text:span>etc.).</text:p>
      <text:p text:style-name="Standard"/>
      <text:p text:style-name="Standard">Für<text:span text:style-name="T2"> </text:span>das<text:span text:style-name="T2"> </text:span>Benutzen<text:span text:style-name="T2"> </text:span>der<text:span text:style-name="T2"> </text:span>Mashup-Plattform<text:span text:style-name="T2"> </text:span>wird<text:span text:style-name="T2"> </text:span>ein<text:span text:style-name="T2"> </text:span>aktueller,<text:span text:style-name="T2"> </text:span>gängiger<text:span text:style-name="T2"> </text:span>Browser<text:span text:style-name="T2"> </text:span>vorausgesetzt.<text:span text:style-name="T2"> </text:span>Das<text:span text:style-name="T2"> </text:span>Erstellen<text:span text:style-name="T2"> </text:span>der<text:span text:style-name="T2"> </text:span>Mashups<text:span text:style-name="T2"> </text:span>benötigt<text:span text:style-name="T2"> </text:span>Java-Programmierkenntnisse<text:span text:style-name="T2"> </text:span>und<text:span text:style-name="T2"> </text:span>eine<text:span text:style-name="T2"> </text:span>Java-Entwicklungsumgebung.<text:span text:style-name="T2"> </text:span>Die<text:span text:style-name="T2"> </text:span>Mashup-Plattform<text:span text:style-name="T2"> </text:span>ist<text:span text:style-name="T2"> </text:span>Open<text:span text:style-name="T2"> </text:span>Source<text:span text:style-name="T2"> </text:span>und<text:span text:style-name="T2"> </text:span>beliebig<text:span text:style-name="T2"> </text:span>erweiterbar.<text:span text:style-name="T2"> </text:span>Sie<text:span text:style-name="T2"> </text:span>kann<text:span text:style-name="T2"> </text:span>auf<text:span text:style-name="T2"> </text:span>nahezu<text:span text:style-name="T2"> </text:span>allen<text:span text:style-name="T2"> </text:span>Plattformen<text:span text:style-name="T2"> </text:span>verwendet<text:span text:style-name="T2"> </text:span>werden,<text:span text:style-name="T2"> </text:span>da<text:span text:style-name="T2"> </text:span>sie<text:span text:style-name="T2"> </text:span>auf<text:span text:style-name="T2"> </text:span>Java<text:span text:style-name="T2"> </text:span>basiert.<text:span text:style-name="T2"> </text:span></text:p>
      <text:p text:style-name="Standard"/>
      <text:p text:style-name="Standard">In<text:span text:style-name="T2"> </text:span>zukünftigen<text:span text:style-name="T2"> </text:span>Versionen<text:span text:style-name="T2"> </text:span>wird<text:span text:style-name="T2"> </text:span>das<text:span text:style-name="T2"> </text:span>Erstellen<text:span text:style-name="T2"> </text:span>von<text:span text:style-name="T2"> </text:span>Mashups<text:span text:style-name="T2"> </text:span>auch<text:span text:style-name="T2"> </text:span>über<text:span text:style-name="T2"> </text:span>die<text:span text:style-name="T2"> </text:span>Webseite<text:span text:style-name="T2"> </text:span>möglich<text:span text:style-name="T2"> </text:span>sein.<text:span text:style-name="T2"> </text:span>Der<text:span text:style-name="T2"> </text:span>Benutzer<text:span text:style-name="T2"> </text:span>wird<text:span text:style-name="T2"> </text:span>sich<text:span text:style-name="T2"> </text:span>bei<text:span text:style-name="T2"> </text:span>der<text:span text:style-name="T2"> </text:span>Seite<text:span text:style-name="T2"> </text:span>anmelden<text:span text:style-name="T2"> </text:span>können<text:span text:style-name="T2"> </text:span>und<text:span text:style-name="T2"> </text:span>seine<text:span text:style-name="T2"> </text:span>eigene,<text:span text:style-name="T2"> </text:span>personalisierte<text:span text:style-name="T2"> </text:span>Ansicht<text:span text:style-name="T2"> </text:span>der<text:span text:style-name="T2"> </text:span>Webseite<text:span text:style-name="T2"> </text:span>erhalten.<text:span text:style-name="T2"> </text:span>Weiter<text:span text:style-name="T2"> </text:span>wird<text:span text:style-name="T2"> </text:span>ein<text:span text:style-name="T2"> </text:span>Service<text:span text:style-name="T2"> </text:span>verfügbar<text:span text:style-name="T2"> </text:span>sein,<text:span text:style-name="T2"> </text:span>der<text:span text:style-name="T2"> </text:span>bei<text:span text:style-name="T2"> </text:span>der<text:span text:style-name="T2"> </text:span>Änderung<text:span text:style-name="T2"> </text:span>der<text:span text:style-name="T2"> </text:span>Mashup-Daten<text:span text:style-name="T2"> </text:span>dem<text:span text:style-name="T2"> </text:span>Benutzer<text:span text:style-name="T2"> </text:span>ein<text:span text:style-name="T2"> </text:span>E-Mail<text:span text:style-name="T2"> </text:span>sendet.</text:p>
      <text:p text:style-name="Standard"/>
      <text:p text:style-name="Standard">[<text:span text:style-name="T2">…</text:span>]<text:span text:style-name="Kommentarzeichen"><text:span text:style-name="T3"><office:annotation><dc:creator>Jan Wild</dc:creator><dc:date>2011-10-16T11:19:00.49</dc:date><text:p text:style-name="P9"><text:span text:style-name="T4">Obenstehender Text soll die ganze Systemidee abdecken, siehe Oestereich S. 94. Was wollen wir dort noch reinnehmen?</text:span></text:p></office:annotation></text:span></text:span></text:p>
      <text:h text:style-name="Heading_20_2" text:outline-level="2">Wichtigste<text:span text:style-name="T1"> </text:span>Eigenschaften</text:h>
      <text:list xml:id="list40278820" text:style-name="WW8Num22">
        <text:list-item>
          <text:p text:style-name="P5"/>
        </text:list-item>
        <text:list-item>
          <text:p text:style-name="P5">Zur<text:span text:style-name="T2"> </text:span>Anzeige<text:span text:style-name="T2"> </text:span>der<text:span text:style-name="T2"> </text:span>Mashups<text:span text:style-name="T2"> </text:span>wird<text:span text:style-name="T2"> </text:span>keine<text:span text:style-name="T2"> </text:span>spezielle<text:span text:style-name="T2"> </text:span>Hardware<text:span text:style-name="T2"> </text:span>&amp;<text:span text:style-name="T2"> </text:span>Software<text:span text:style-name="T2"> </text:span>benötigt</text:p>
        </text:list-item>
        <text:list-item>
          <text:p text:style-name="P5">Mashup-Daten<text:span text:style-name="T2"> </text:span>werden<text:span text:style-name="T2"> </text:span>in<text:span text:style-name="T2"> </text:span>Standardformaten<text:span text:style-name="T2"> </text:span>wiedergegen<text:span text:style-name="T2"> </text:span>(HTML,<text:span text:style-name="T2"> </text:span>JSON)</text:p>
        </text:list-item>
        <text:list-item>
          <text:p text:style-name="P5">Neue<text:span text:style-name="T2"> </text:span>Mashup-Daten<text:span text:style-name="T2"> </text:span>werden<text:span text:style-name="T2"> </text:span>strukturiert<text:span text:style-name="T2"> </text:span>und<text:span text:style-name="T2"> </text:span>effizient<text:span text:style-name="T2"> </text:span>abgelegt</text:p>
        </text:list-item>
        <text:list-item>
          <text:p text:style-name="P5"/>
        </text:list-item>
        <text:list-item>
          <text:p text:style-name="P5">Installation<text:span text:style-name="T2"> </text:span>und<text:span text:style-name="T2"> </text:span>Betrieb<text:span text:style-name="T2"> </text:span>innerhalb<text:span text:style-name="T2"> </text:span>Ihrer<text:span text:style-name="T2"> </text:span>Domäne<text:span text:style-name="T2"> </text:span>(Private<text:span text:style-name="T2"> </text:span>Cloud)</text:p>
        </text:list-item>
        <text:list-item>
          <text:p text:style-name="P5">Wiederverwendung<text:span text:style-name="T2"> </text:span>in<text:span text:style-name="T2"> </text:span>eigener<text:span text:style-name="T2"> </text:span>Software<text:span text:style-name="T2"> </text:span>(Open<text:span text:style-name="T2"> </text:span>Source)</text:p>
        </text:list-item>
      </text:list>
      <text:h text:style-name="Heading_20_2" text:outline-level="2">Schnittstellen</text:h>
      <text:p text:style-name="Standard">Folgende<text:span text:style-name="T2"> </text:span>Schnittstellen<text:span text:style-name="T2"> </text:span>sind<text:span text:style-name="T2"> </text:span>unterstützt:</text:p>
      <text:list xml:id="list40360748" text:continue-numbering="true" text:style-name="WW8Num22">
        <text:list-item>
          <text:p text:style-name="P5">Kommunikationsprotokolle:<text:span text:style-name="T2"> </text:span>HTTP/HTTPS</text:p>
        </text:list-item>
        <text:list-item>
          <text:p text:style-name="P5">APIs:<text:span text:style-name="T2"> </text:span>Restful,<text:span text:style-name="T2"> </text:span>RSS</text:p>
        </text:list-item>
        <text:list-item>
          <text:p text:style-name="P6">Input-Formate:<text:span text:style-name="T2"> </text:span>HTML,<text:span text:style-name="T2"> </text:span>XML,<text:span text:style-name="T2"> </text:span>JSON</text:p>
        </text:list-item>
        <text:list-item>
          <text:p text:style-name="P5">Output-Formate:<text:span text:style-name="T2"> </text:span>HTML,<text:span text:style-name="T2"> </text:span>JSON</text:p>
        </text:list-item>
      </text:list>
      <text:h text:style-name="Heading_20_2" text:outline-level="2">Systemvoraussetzungen</text:h>
      <text:h text:style-name="Heading_20_3" text:outline-level="3">Client<text:span text:style-name="T1"> </text:span>(Anzeige<text:span text:style-name="T1"> </text:span>Mashup)</text:h>
      <text:p text:style-name="Standard">Folgende<text:span text:style-name="T2"> </text:span>Mindestanforderungen<text:span text:style-name="T2"> </text:span>müssen<text:span text:style-name="T2"> </text:span>für<text:span text:style-name="T2"> </text:span>die<text:span text:style-name="T2"> </text:span>einwandfrei<text:span text:style-name="T2"> </text:span>Anzeige<text:span text:style-name="T2"> </text:span>der<text:span text:style-name="T2"> </text:span>Mashups<text:span text:style-name="T2"> </text:span>erfüllt<text:span text:style-name="T2"> </text:span>sein: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Web<text:span text:style-name="T2"> </text:span>Browser</text:p>
          </table:table-cell>
          <table:table-cell table:style-name="Tabelle1.B1" office:value-type="string">
            <text:p text:style-name="P1">Moderner<text:span text:style-name="T2"> </text:span>und<text:span text:style-name="T2"> </text:span>gängiger<text:span text:style-name="T2"> </text:span>Webbrowser<text:span text:style-name="T2"> </text:span>mit<text:span text:style-name="T2"> </text:span>aktiviertem<text:span text:style-name="T2"> </text:span>Javascript</text:p>
          </table:table-cell>
        </table:table-row>
        <table:table-row table:style-name="Tabelle1.1">
          <table:table-cell table:style-name="Tabelle1.A1" office:value-type="string">
            <text:p text:style-name="P1">Bildschirmauflösung</text:p>
          </table:table-cell>
          <table:table-cell table:style-name="Tabelle1.B1" office:value-type="string">
            <text:p text:style-name="P1">1024<text:span text:style-name="T2"> </text:span>x<text:span text:style-name="T2"> </text:span>768</text:p>
          </table:table-cell>
        </table:table-row>
      </table:table>
      <text:h text:style-name="P8" text:outline-level="3"><text:soft-page-break/>Client<text:span text:style-name="T1"> </text:span>(Erstellung<text:span text:style-name="T1"> </text:span>Mashup)</text:h>
      <text:p text:style-name="P4">Folgende<text:span text:style-name="T2"> </text:span>Mindestanforderungen<text:span text:style-name="T2"> </text:span>müssen<text:span text:style-name="T2"> </text:span>für<text:span text:style-name="T2"> </text:span>das<text:span text:style-name="T2"> </text:span>Erstellen<text:span text:style-name="T2"> </text:span>der<text:span text:style-name="T2"> </text:span>Mashups<text:span text:style-name="T2"> </text:span>erfüllt<text:span text:style-name="T2"> </text:span>sein: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2">Web<text:span text:style-name="T2"> </text:span>Browser</text:p>
          </table:table-cell>
          <table:table-cell table:style-name="Tabelle2.B1" office:value-type="string">
            <text:p text:style-name="P2">Moderner<text:span text:style-name="T2"> </text:span>und<text:span text:style-name="T2"> </text:span>gängiger<text:span text:style-name="T2"> </text:span>Webbrowser<text:span text:style-name="T2"> </text:span>mit<text:span text:style-name="T2"> </text:span>aktiviertem<text:span text:style-name="T2"> </text:span>Javascript</text:p>
          </table:table-cell>
        </table:table-row>
        <table:table-row table:style-name="Tabelle2.1">
          <table:table-cell table:style-name="Tabelle2.A1" office:value-type="string">
            <text:p text:style-name="P2">Bildschirmauflösung</text:p>
          </table:table-cell>
          <table:table-cell table:style-name="Tabelle2.B1" office:value-type="string">
            <text:p text:style-name="P2">1024<text:span text:style-name="T2"> </text:span>x<text:span text:style-name="T2"> </text:span>768</text:p>
          </table:table-cell>
        </table:table-row>
        <table:table-row table:style-name="Tabelle2.1">
          <table:table-cell table:style-name="Tabelle2.A1" office:value-type="string">
            <text:p text:style-name="P2">Erforderliche<text:span text:style-name="T2"> </text:span>Fachkenntnisse<text:span text:style-name="T2"> <text:s/></text:span></text:p>
          </table:table-cell>
          <table:table-cell table:style-name="Tabelle2.B1" office:value-type="string">
            <text:p text:style-name="P2">Java<text:span text:style-name="T2"> </text:span>Programmierung</text:p>
          </table:table-cell>
        </table:table-row>
        <table:table-row table:style-name="Tabelle2.1">
          <table:table-cell table:style-name="Tabelle2.A1" office:value-type="string">
            <text:p text:style-name="P2">Entwicklungsumgebung</text:p>
          </table:table-cell>
          <table:table-cell table:style-name="Tabelle2.B1" office:value-type="string">
            <text:p text:style-name="P3">Text-Editor<text:span text:style-name="T2"> </text:span>oder<text:span text:style-name="T2"> </text:span>Java<text:span text:style-name="T2"> </text:span>IDE</text:p>
          </table:table-cell>
        </table:table-row>
      </table:table>
      <text:h text:style-name="Heading_20_3" text:outline-level="3">Server<text:span text:style-name="T1"> </text:span>(Betrieb<text:span text:style-name="T1"> </text:span>Mashup-Platform)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">Java<text:span text:style-name="T2"> </text:span>Laufzeitumgebung</text:p>
          </table:table-cell>
          <table:table-cell table:style-name="Tabelle3.B1" office:value-type="string">
            <text:p text:style-name="P1">Version<text:span text:style-name="T2"> </text:span>5</text:p>
          </table:table-cell>
        </table:table-row>
        <table:table-row table:style-name="Tabelle3.1">
          <table:table-cell table:style-name="Tabelle3.A1" office:value-type="string">
            <text:p text:style-name="P1">Apache<text:span text:style-name="T2"> </text:span>Tomcat<text:span text:style-name="T2"> </text:span></text:p>
          </table:table-cell>
          <table:table-cell table:style-name="Tabelle3.B1" office:value-type="string">
            <text:p text:style-name="P1">Version<text:span text:style-name="T2"> </text:span>6</text:p>
          </table:table-cell>
        </table:table-row>
        <table:table-row table:style-name="Tabelle3.1">
          <table:table-cell table:style-name="Tabelle3.A1" office:value-type="string">
            <text:p text:style-name="P1">Internetzugriff<text:span text:style-name="T2"> </text:span>ausgehend<text:span text:style-name="T2"> </text:span>vom<text:span text:style-name="T2"> </text:span>Server</text:p>
          </table:table-cell>
          <table:table-cell table:style-name="Tabelle3.B1" office:value-type="string">
            <text:p text:style-name="P1">Download<text:span text:style-name="T2"> </text:span>/<text:span text:style-name="T2"> </text:span>Upload<text:span text:style-name="T2"> </text:span></text:p>
          </table:table-cell>
        </table:table-row>
      </table:table>
      <text:p text:style-name="Standard"/>
      <text:p text:style-name="Standard">[Abgrenzungen?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Segoe UI" svg:font-family="'Segoe UI'" style:font-family-generic="swiss"/>
    <style:font-face style:name="Courier New1" svg:font-family="'Courier New'" style:font-family-generic="modern" style:font-pitch="fixed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CH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size="10pt" fo:language="de" fo:country="DE" style:font-name-asian="Times New Roman" style:font-size-asian="10pt" style:font-name-complex="Tahom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2pt" fo:font-weight="bold" style:font-size-asian="12pt" style:font-weight-asian="bold" style:font-name-complex="Arial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" fo:font-size="12pt" fo:font-weight="bold" style:font-size-asian="12pt" style:font-weight-asian="bold" style:font-name-complex="Arial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tyle="italic" fo:font-weight="bold" style:font-style-asian="italic" style:font-weight-asian="bold" style:font-name-complex="Arial" style:font-size-complex="11pt"/>
    </style:style>
    <style:style style:name="Dokumenttitel" style:family="paragraph" style:parent-style-name="Standard">
      <style:paragraph-properties fo:margin-top="0cm" fo:margin-bottom="0.141cm"/>
      <style:text-properties fo:font-size="18pt" style:font-size-asian="18pt" style:font-size-complex="18pt"/>
    </style:style>
    <style:style style:name="Table" style:family="paragraph" style:parent-style-name="Standard" style:class="extra">
      <style:paragraph-properties fo:margin-top="0.071cm" fo:margin-bottom="0.071cm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usfTabelle" style:family="paragraph" style:parent-style-name="Table">
      <style:text-properties fo:color="#000080" fo:font-style="italic" style:font-style-asian="italic"/>
    </style:style>
    <style:style style:name="Sprechblasentext" style:family="paragraph" style:parent-style-name="Standard">
      <style:text-properties fo:font-size="8pt" style:font-size-asian="8pt" style:font-name-complex="Tahoma" style:font-size-complex="8pt"/>
    </style:style>
    <style:style style:name="Tabellenkopf" style:family="paragraph" style:parent-style-name="Table">
      <style:text-properties fo:font-weight="bold" style:font-weight-asian="bold"/>
    </style:style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Infoblock" style:family="paragraph" style:parent-style-name="Standard">
      <style:paragraph-properties fo:background-color="#ffffd1" fo:padding-left="0.141cm" fo:padding-right="0.141cm" fo:padding-top="0.035cm" fo:padding-bottom="0.035cm" fo:border="0.51pt solid #000000" style:shadow="#000000 0.159cm 0.159cm">
        <style:background-image/>
      </style:paragraph-properties>
      <style:text-properties fo:color="#000080" fo:font-style="italic" style:font-style-asian="italic" style:font-size-complex="10pt"/>
    </style:style>
    <style:style style:name="Überschrift_20_1_20_ohne" style:display-name="Überschrift 1 ohne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071cm"/>
    </style:style>
    <style:style style:name="Contents_20_2" style:display-name="Contents 2" style:family="paragraph" style:parent-style-name="Standard" style:next-style-name="Standard" style:class="index">
      <style:paragraph-properties fo:margin-left="0.39cm" fo:margin-right="0cm" fo:margin-top="0cm" fo:margin-bottom="0.071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8cm" fo:margin-right="0cm" fo:margin-top="0cm" fo:margin-bottom="0.071cm" fo:text-indent="0cm" style:auto-text-indent="false">
        <style:tab-stops>
          <style:tab-stop style:position="2.54cm"/>
          <style:tab-stop style:position="15.984cm" style:type="right" style:leader-style="dotted" style:leader-text="."/>
        </style:tab-stops>
      </style:paragraph-properties>
    </style:style>
    <style:style style:name="Arial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ahoma" style:font-name-asian="Times New Roman" style:font-name-complex="Tahoma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6z0" style:family="text">
      <style:text-properties style:font-name="Symbol" style:font-name-asian="Times New Roman" style:font-name-complex="Times New Roman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Tahoma" style:font-name-asian="Times New Roman" style:font-name-complex="Tahoma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9z0" style:family="text">
      <style:text-properties style:font-name="Tahoma" style:font-name-asian="Times New Roman" style:font-name-complex="Tahoma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Symbol" fo:font-size="10pt" style:font-size-asian="10pt" style:font-name-complex="Symbol"/>
    </style:style>
    <style:style style:name="WW8Num10z1" style:family="text">
      <style:text-properties style:font-name="Courier New" fo:font-size="10pt" style:font-size-asian="10pt" style:font-name-complex="Courier New"/>
    </style:style>
    <style:style style:name="WW8Num10z2" style:family="text">
      <style:text-properties style:font-name="Wingdings" fo:font-size="10pt" style:font-size-asian="10pt" style:font-name-complex="Wingdings"/>
    </style:style>
    <style:style style:name="WW8Num11z0" style:family="text">
      <style:text-properties style:font-name="Tahoma" style:font-name-asian="Times New Roman" style:font-name-complex="Tahoma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Tahoma" style:font-name-asian="Times New Roman" style:font-name-complex="Tahoma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Wingdings" fo:font-size="12pt" style:font-size-asian="12pt" style:font-name-complex="Wingdings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7z0" style:family="text">
      <style:text-properties style:font-name="Tahoma" style:font-name-asian="Times New Roman" style:font-name-complex="Tahoma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19z0" style:family="text">
      <style:text-properties style:font-name="Symbol" style:font-name-asian="Times New Roman" style:font-name-complex="Times New Roman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Tahoma" style:font-name-asian="Times New Roman" style:font-name-complex="Tahoma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2z0" style:family="text">
      <style:text-properties style:font-name="Tahoma" style:font-name-asian="Times New Roman" style:font-name-complex="Tahoma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2z3" style:family="text">
      <style:text-properties style:font-name="Symbol" style:font-name-complex="Symbol"/>
    </style:style>
    <style:style style:name="WW8Num24z0" style:family="text">
      <style:text-properties style:font-name="Tahoma" style:font-name-asian="Times New Roman" style:font-name-complex="Tahoma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4z3" style:family="text">
      <style:text-properties style:font-name="Symbol" style:font-name-complex="Symbol"/>
    </style:style>
    <style:style style:name="WW8Num25z0" style:family="text">
      <style:text-properties style:font-name="Tahoma" style:font-name-asian="Times New Roman" style:font-name-complex="Tahoma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25z3" style:family="text">
      <style:text-properties style:font-name="Symbol" style:font-name-complex="Symbol"/>
    </style:style>
    <style:style style:name="WW8Num26z0" style:family="text">
      <style:text-properties style:font-name="Symbol" style:font-name-asian="Times New Roman" style:font-name-complex="Times New Roman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Tahoma" style:font-name-asian="Times New Roman" style:font-name-complex="Tahoma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Absatz-Standardschriftart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abelle_20_Zchn" style:display-name="Tabelle Zchn" style:family="text">
      <style:text-properties style:font-name="Tahoma" fo:font-size="9pt" fo:language="de" fo:country="DE" style:font-size-asian="9pt" style:font-name-complex="Tahoma" style:font-size-complex="9pt" style:language-complex="ar" style:country-complex="SA"/>
    </style:style>
    <style:style style:name="AusfTabelle_20_Zchn" style:display-name="AusfTabelle Zchn" style:family="text">
      <style:text-properties fo:color="#000080" style:font-name="Tahoma" fo:font-size="9pt" fo:language="de" fo:country="DE" fo:font-style="italic" style:font-size-asian="9pt" style:font-style-asian="italic" style:font-name-complex="Tahoma" style:font-size-complex="9pt" style:language-complex="ar" style:country-complex="SA"/>
    </style:style>
    <style:style style:name="Kommentarzeichen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rial_20_Zchn" style:display-name="Arial Zchn" style:family="text">
      <style:text-properties style:font-name="Tahoma" fo:language="de" fo:country="DE" style:font-name-complex="Tahoma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ahoma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ahoma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ystemidee</dc:title>
    <dc:subject>Systemidee</dc:subject>
    <meta:keyword>Systemidee</meta:keyword>
    <meta:initial-creator>Jan Wild</meta:initial-creator>
    <meta:creation-date>2011-10-13T09:04:00</meta:creation-date>
    <dc:creator>Jan Wild</dc:creator>
    <dc:date>2011-10-28T20:22:21.83</dc:date>
    <meta:editing-cycles>9</meta:editing-cycles>
    <meta:generator>LibreOffice/3.4$Win32 LibreOffice_project/340m1$Build-302</meta:generator>
    <meta:editing-duration>PT11M21S</meta:editing-duration>
    <meta:document-statistic meta:table-count="3" meta:image-count="0" meta:object-count="0" meta:page-count="2" meta:paragraph-count="45" meta:word-count="314" meta:character-count="2405" meta:non-whitespace-character-count="2146"/>
    <meta:user-defined meta:name="Info 1"/>
    <meta:user-defined meta:name="Info 2"/>
    <meta:user-defined meta:name="Info 3"/>
    <meta:user-defined meta:name="Info 4"/>
  </office:meta>
</office:document-meta>
</file>